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7HKPjg5O0afHRM9LqIPMb4NYBwi9l73AQ28z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16:45:26.335593438</meta:creation-date>
    <dc:date>2022-03-25T16:45:44.730598909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0.4.2$Linux_X86_64 LibreOffice_project/00$Build-2</meta:generator>
  </office:meta>
</office:document-meta>
</file>